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20000697B00004F1D7C20A045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2cm" svg:height="2.239cm" svg:x="0.677cm" svg:y="0.499cm">
          <draw:image xlink:href="Pictures/200001320000697B00004F1D7C20A045.wmf" xlink:type="simple" xlink:show="embed" xlink:actuate="onLoad">
            <text:p/>
          </draw:image>
        </draw:frame>
        <draw:line draw:style-name="gr2" draw:text-style-name="P1" draw:layer="layout" svg:x1="0.869cm" svg:y1="0.256cm" svg:x2="0.869cm" svg:y2="3.4cm">
          <text:p/>
        </draw:line>
        <draw:line draw:style-name="gr2" draw:text-style-name="P1" draw:layer="layout" svg:x1="0.473cm" svg:y1="2.658cm" svg:x2="8.576cm" svg:y2="2.658cm">
          <text:p/>
        </draw:line>
        <draw:frame draw:style-name="gr3" draw:layer="layout" svg:width="0.51cm" svg:height="0.469cm" svg:x="3.155cm" svg:y="2.6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782cm" svg:height="0.469cm" svg:x="5.622cm" svg:y="2.6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768cm" svg:height="0.469cm" svg:x="7.936cm" svg:y="2.6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52cm" svg:height="0.529cm" svg:x="0.329cm" svg:y="0.203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8-23T19:50:58</meta:creation-date>
    <dc:date>2011-08-23T19:54:34</dc:date>
    <dc:creator>khalid khan</dc:creator>
    <meta:editing-duration>PT00H03M38S</meta:editing-duration>
    <meta:editing-cycles>2</meta:editing-cycles>
    <meta:generator>OpenOffice.org/3.1$Linux OpenOffice.org_project/310m19$Build-9420</meta:generator>
    <meta:document-statistic meta:object-count="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2</math:mn>
      <math:mo math:stretchy="false">π</math:mo>
    </math:mrow>
    <math:annotation math:encoding="StarMath 5.0">2 %p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3</math:mn>
      <math:mo math:stretchy="false">π</math:mo>
    </math:mrow>
    <math:annotation math:encoding="StarMath 5.0">3 %p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e</math:mi>
      <math:mi>a</math:mi>
    </math:msub>
    <math:annotation math:encoding="StarMath 5.0">e_a</math:annotation>
  </math:semantics>
</math:math>
</file>